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A0000003849B40F599.jpg"/>
  <manifest:file-entry manifest:media-type="image/jpeg" manifest:full-path="Pictures/100000000000050000000400E35789B4.jpg"/>
  <manifest:file-entry manifest:media-type="image/jpeg" manifest:full-path="Pictures/10000000000001E0000000C8920A708B.jpg"/>
  <manifest:file-entry manifest:media-type="image/png" manifest:full-path="Pictures/100002010000006400000032A303B024.png"/>
  <manifest:file-entry manifest:media-type="" manifest:full-path="Pictures/2000001300000DEB00000707AFADDBA6.svm"/>
  <manifest:file-entry manifest:media-type="image/png" manifest:full-path="Pictures/100002010000006200000032342A1CE2.png"/>
  <manifest:file-entry manifest:media-type="image/jpeg" manifest:full-path="Pictures/1000000000000049000000492339B75F.jpg"/>
  <manifest:file-entry manifest:media-type="image/jpeg" manifest:full-path="Pictures/10000000000005A000000384577A8C60.jpg"/>
  <manifest:file-entry manifest:media-type="image/png" manifest:full-path="Pictures/100000000000032000000258780AA63E.png"/>
  <manifest:file-entry manifest:media-type="image/png" manifest:full-path="Pictures/1000020100000064000000322A368B4F.png"/>
  <manifest:file-entry manifest:media-type="image/png" manifest:full-path="Pictures/10000201000000D5000000B50451A13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148cm"/>
    </style:style>
    <style:style style:name="gr5" style:family="graphic" style:parent-style-name="standard">
      <style:graphic-properties draw:stroke="none" draw:fill="none" fo:min-height="2.221cm"/>
    </style:style>
    <style:style style:name="pr1" style:family="presentation" style:parent-style-name="lyt-bluesmoke-notes">
      <style:graphic-properties draw:fill-color="#ffffff" draw:auto-grow-height="true" fo:min-height="13.365cm"/>
    </style:style>
    <style:style style:name="pr2" style:family="presentation" style:parent-style-name="lyt-bluesmoke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Borg9" style:font-pitch="variable" fo:font-size="96pt" fo:text-shadow="1pt 1pt" style:font-size-asian="96pt" style:font-size-complex="96pt"/>
    </style:style>
    <style:style style:name="P3" style:family="paragraph">
      <style:text-properties fo:color="#ffffff" fo:font-family="Borg9" style:font-pitch="variable" fo:font-size="96pt" fo:text-shadow="1pt 1pt" style:font-size-asian="96pt" style:font-size-complex="96pt"/>
    </style:style>
    <style:style style:name="P4" style:family="paragraph">
      <style:text-properties fo:color="#ffffff" fo:font-family="Borg9" style:font-pitch="variable" fo:font-size="48pt" fo:text-shadow="1pt 1pt" style:font-size-asian="48pt" style:font-size-complex="48pt"/>
    </style:style>
    <style:style style:name="P5" style:family="paragraph">
      <style:text-properties fo:font-size="20pt"/>
    </style:style>
    <style:style style:name="T1" style:family="text">
      <style:text-properties fo:color="#ffffff" fo:font-family="Borg9" style:font-pitch="variable" fo:font-size="96pt" fo:text-shadow="1pt 1pt" style:font-size-asian="96pt" style:font-size-complex="96pt"/>
    </style:style>
    <style:style style:name="T2" style:family="text">
      <style:text-properties fo:color="#ffffff" fo:font-family="'Bitstream Vera Sans'" style:font-family-generic="swiss" style:font-pitch="variable" fo:font-size="54pt" fo:text-shadow="1pt 1pt" style:font-size-asian="54pt" style:font-size-complex="54pt"/>
    </style:style>
    <style:style style:name="T3" style:family="text">
      <style:text-properties fo:color="#ffffff" fo:font-family="'Bitstream Vera Sans'" style:font-family-generic="swiss" style:font-pitch="variable" fo:font-size="54pt" fo:text-shadow="1pt 1pt" style:font-size-asian="54pt" style:font-size-complex="54pt"/>
    </style:style>
    <style:style style:name="T4" style:family="text">
      <style:text-properties fo:color="#ffffff" fo:font-family="'Bitstream Vera Sans'" style:font-family-generic="swiss" style:font-pitch="variable" fo:font-size="48pt" fo:text-shadow="1pt 1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smoke">
        <draw:frame draw:style-name="gr1" draw:text-style-name="P1" draw:layer="layout" svg:width="27.392cm" svg:height="17.119cm" svg:x="0.309cm" svg:y="1.5cm">
          <draw:image xlink:href="Pictures/10000000000005A0000003849B40F599.jpg" xlink:type="simple" xlink:show="embed" xlink:actuate="onLoad">
            <text:p/>
          </draw:image>
        </draw:frame>
        <draw:frame draw:style-name="gr2" draw:text-style-name="P2" draw:layer="layout" svg:width="25.61cm" svg:height="6.983cm" svg:x="1.345cm" svg:y="12.592cm">
          <draw:text-box>
            <text:p text:style-name="P2"><text:span text:style-name="T1">Penta News</text:span><text:span text:style-name="T1"><text:line-break/></text:span><text:span text:style-name="T1">Game Sho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smoke">
        <draw:frame draw:style-name="gr1" draw:text-style-name="P1" draw:layer="layout" svg:width="16cm" svg:height="6.663cm" svg:x="1.5cm" svg:y="4.837cm">
          <draw:image xlink:href="Pictures/10000000000001E0000000C8920A708B.jpg" xlink:type="simple" xlink:show="embed" xlink:actuate="onLoad">
            <text:p/>
          </draw:image>
        </draw:frame>
        <draw:frame draw:style-name="gr2" draw:text-style-name="P2" draw:layer="layout" svg:width="14.582cm" svg:height="3.617cm" svg:x="6.709cm" svg:y="0.5cm">
          <draw:text-box>
            <text:p text:style-name="P2"><text:span text:style-name="T1">Prices</text:span></text:p>
          </draw:text-box>
        </draw:frame>
        <draw:frame draw:style-name="gr1" draw:text-style-name="P1" draw:layer="layout" svg:width="12.518cm" svg:height="10.014cm" svg:x="13.982cm" svg:y="9.486cm">
          <draw:image xlink:href="Pictures/100000000000050000000400E35789B4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bluesmoke">
        <draw:frame draw:style-name="gr2" draw:text-style-name="P2" draw:layer="layout" svg:width="19.865cm" svg:height="3.617cm" svg:x="4.068cm" svg:y="0.828cm">
          <draw:text-box>
            <text:p text:style-name="P2"><text:span text:style-name="T1">Sponsor</text:span></text:p>
          </draw:text-box>
        </draw:frame>
        <draw:frame draw:style-name="gr1" draw:text-style-name="P1" draw:layer="layout" svg:width="15.031cm" svg:height="12.773cm" svg:x="6.485cm" svg:y="5.727cm">
          <draw:image xlink:href="Pictures/10000201000000D5000000B50451A137.png" xlink:type="simple" xlink:show="embed" xlink:actuate="onLoad">
            <text:p/>
          </draw:image>
        </draw:frame>
        <draw:frame draw:style-name="gr1" draw:text-style-name="P1" draw:layer="layout" svg:width="4cm" svg:height="4cm" svg:x="22.5cm" svg:y="14.5cm">
          <draw:image xlink:href="Pictures/1000000000000049000000492339B75F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bluesmoke">
        <draw:frame draw:style-name="gr1" draw:text-style-name="P1" draw:layer="layout" svg:width="27.999cm" svg:height="17.499cm" svg:x="0.001cm" svg:y="3cm">
          <draw:image xlink:href="Pictures/10000000000005A000000384577A8C60.jpg" xlink:type="simple" xlink:show="embed" xlink:actuate="onLoad">
            <text:p/>
          </draw:image>
        </draw:frame>
        <draw:frame draw:style-name="gr2" draw:text-style-name="P2" draw:layer="layout" svg:width="13.126cm" svg:height="3.617cm" svg:x="6.374cm" svg:y="0.383cm">
          <draw:text-box>
            <text:p text:style-name="P2"><text:span text:style-name="T1">Ru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smoke">
        <draw:frame draw:style-name="gr4" draw:text-style-name="P2" draw:layer="layout" svg:width="25cm" svg:height="14.712cm" svg:x="1.5cm" svg:y="1.5cm">
          <draw:text-box>
            <text:p text:style-name="P2"><text:span text:style-name="T1">Rules</text:span></text:p>
            <text:p text:style-name="P2"><text:span text:style-name="T2"/></text:p>
            <text:p text:style-name="P2"><text:span text:style-name="T2">3 players,1 question, and</text:span></text:p>
            <text:p text:style-name="P2"><text:span text:style-name="T2">4 answers</text:span></text:p>
            <text:p text:style-name="P2"><text:span text:style-name="T2"/></text:p>
            <text:p text:style-name="P2"><text:span text:style-name="T2">4 Jokers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bluesmoke">
        <draw:frame draw:style-name="gr1" draw:text-style-name="P1" draw:layer="layout" svg:width="9.321cm" svg:height="4.659cm" svg:x="7.179cm" svg:y="10.8cm">
          <draw:image xlink:href="Pictures/100002010000006400000032A303B024.png" xlink:type="simple" xlink:show="embed" xlink:actuate="onLoad">
            <text:p/>
          </draw:image>
        </draw:frame>
        <draw:frame draw:style-name="gr2" draw:text-style-name="P2" draw:layer="layout" svg:width="19.98cm" svg:height="6.983cm" svg:x="4.01cm" svg:y="1.184cm">
          <draw:text-box>
            <text:p text:style-name="P2"><text:span text:style-name="T1">Wikipedia</text:span><text:span text:style-name="T1"><text:line-break/></text:span><text:span text:style-name="T1">Joker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bluesmoke">
        <draw:frame draw:style-name="gr2" draw:text-style-name="P2" draw:layer="layout" svg:width="13.532cm" svg:height="6.983cm" svg:x="7.234cm" svg:y="1.185cm">
          <draw:text-box>
            <text:p text:style-name="P2"><text:span text:style-name="T1">Nedap</text:span><text:span text:style-name="T1"><text:line-break/></text:span><text:span text:style-name="T1">Joker</text:span></text:p>
          </draw:text-box>
        </draw:frame>
        <draw:frame draw:style-name="gr1" draw:text-style-name="P1" draw:layer="layout" svg:width="10.804cm" svg:height="5.4cm" svg:x="8.598cm" svg:y="10.5cm">
          <draw:image xlink:href="Pictures/1000020100000064000000322A368B4F.png" xlink:type="simple" xlink:show="embed" xlink:actuate="onLoad">
            <text:p/>
          </draw:image>
        </draw:frame>
        <draw:frame draw:style-name="gr5" draw:text-style-name="P3" draw:layer="layout" svg:width="18.5cm" svg:height="2.471cm" svg:x="4.75cm" svg:y="16.529cm">
          <draw:text-box>
            <text:p text:style-name="P3"><text:span text:style-name="T3">http://poll.c3d2.de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bluesmoke">
        <draw:frame draw:style-name="gr2" draw:text-style-name="P2" draw:layer="layout" svg:width="12.753cm" svg:height="6.983cm" svg:x="7.234cm" svg:y="1.185cm">
          <draw:text-box>
            <text:p text:style-name="P2"><text:span text:style-name="T1">IRC</text:span><text:span text:style-name="T1"><text:line-break/></text:span><text:span text:style-name="T1">Joker</text:span></text:p>
          </draw:text-box>
        </draw:frame>
        <draw:frame draw:style-name="gr1" draw:text-style-name="P1" draw:layer="layout" svg:width="10.804cm" svg:height="5.4cm" svg:x="8.598cm" svg:y="10.1cm">
          <draw:image xlink:href="Pictures/100002010000006200000032342A1CE2.png" xlink:type="simple" xlink:show="embed" xlink:actuate="onLoad">
            <text:p/>
          </draw:image>
        </draw:frame>
        <draw:frame draw:style-name="gr5" draw:text-style-name="P4" draw:layer="layout" svg:width="25.5cm" svg:height="2.471cm" svg:x="1.25cm" svg:y="17.429cm">
          <draw:text-box>
            <text:p text:style-name="P4"><text:span text:style-name="T4">irc.freenode.net #pentanews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2" draw:text-style-name="P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bluesmoke">
        <draw:frame draw:style-name="gr2" draw:text-style-name="P2" draw:layer="layout" svg:width="12.753cm" svg:height="6.983cm" svg:x="7.234cm" svg:y="1.185cm">
          <draw:text-box>
            <text:p text:style-name="P2"><text:span text:style-name="T1">ShiFT</text:span><text:span text:style-name="T1"><text:line-break/></text:span><text:span text:style-name="T1">Joker</text:span></text:p>
          </draw:text-box>
        </draw:frame>
        <draw:frame draw:style-name="gr1" draw:text-style-name="P1" draw:layer="layout" svg:width="10.804cm" svg:height="5.4cm" svg:x="8.598cm" svg:y="10.5cm">
          <draw:image xlink:href="Pictures/2000001300000DEB00000707AFADDBA6.svm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2" draw:text-style-name="P5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smoke" xlink:href="Pictures/100000000000032000000258780AA63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smoke-background" style:family="presentation">
      <style:graphic-properties draw:stroke="none" draw:fill="solid" draw:fill-color="#000000" draw:fill-image-name="bluesmoke" draw:fill-image-width="0cm" draw:fill-image-height="0cm"/>
    </style:style>
    <style:style style:name="lyt-bluesmoke-backgroundobjects" style:family="presentation">
      <style:graphic-properties draw:shadow="hidden" draw:shadow-offset-x="0.3cm" draw:shadow-offset-y="0.3cm" draw:shadow-color="#808080"/>
    </style:style>
    <style:style style:name="lyt-bluesmoke-notes" style:family="presentation">
      <style:graphic-properties draw:stroke="none" draw:fill="none">
        <text:list-style style:name="lyt-bluesmok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smoke-outline1" style:family="presentation">
      <style:graphic-properties draw:stroke="none" draw:fill="none">
        <text:list-style style:name="lyt-bluesmoke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smoke-outline2" style:family="presentation" style:parent-style-name="lyt-bluesmok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smoke-outline3" style:family="presentation" style:parent-style-name="lyt-bluesmok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smoke-outline4" style:family="presentation" style:parent-style-name="lyt-bluesmok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smoke-outline5" style:family="presentation" style:parent-style-name="lyt-bluesmok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smoke-outline6" style:family="presentation" style:parent-style-name="lyt-bluesmok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smoke-outline7" style:family="presentation" style:parent-style-name="lyt-bluesmok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smoke-outline8" style:family="presentation" style:parent-style-name="lyt-bluesmok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smoke-outline9" style:family="presentation" style:parent-style-name="lyt-bluesmok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smoke-subtitle" style:family="presentation">
      <style:graphic-properties draw:stroke="none" draw:fill="none" draw:textarea-vertical-align="middle">
        <text:list-style style:name="lyt-bluesmok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smoke-title" style:family="presentation">
      <style:graphic-properties draw:stroke="none" draw:fill="none" draw:textarea-vertical-align="middle">
        <text:list-style style:name="lyt-bluesmok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draw:fill-image-name="bluesmok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smok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smok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smok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smoke" style:page-layout-name="PM1" draw:style-name="Mdp2">
      <draw:frame presentation:style-name="lyt-bluesmoke-title" draw:layer="backgroundobjects" svg:width="25.199cm" svg:height="3.506cm" svg:x="1.4cm" svg:y="0.837cm" presentation:class="title" presentation:placeholder="true">
        <draw:text-box/>
      </draw:frame>
      <draw:frame presentation:style-name="lyt-bluesmok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smoke-title" draw:layer="backgroundobjects" svg:width="15.265cm" svg:height="10.476cm" svg:x="3.161cm" svg:y="2.123cm" presentation:class="page"/>
        <draw:frame presentation:style-name="lyt-bluesmoke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ank Becker</meta:initial-creator>
    <meta:creation-date>2010-12-27T14:23:22</meta:creation-date>
    <meta:editing-duration>PT00H39M19S</meta:editing-duration>
    <meta:editing-cycles>8</meta:editing-cycles>
    <dc:date>2010-12-27T18:03:45</dc:date>
    <dc:creator>Frank Becker</dc:creator>
    <meta:generator>OpenOffice.org/3.2$Unix OpenOffice.org_project/320m19$Build-9505</meta:generator>
    <meta:document-statistic meta:object-count="71"/>
  </office:meta>
</office:document-meta>
</file>